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-color="#e6e6e6" draw:fill-image-width="0cm" draw:fill-image-height="0cm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-color="#ffffff" draw:fill-image-width="0cm" draw:fill-image-height="0cm" draw:textarea-horizontal-align="justify" draw:textarea-vertical-align="middle" draw:auto-grow-height="false"/>
    </style:style>
    <style:style style:name="gr4" style:family="graphic" style:parent-style-name="standard">
      <style:graphic-properties draw:fill-color="#e6e6e6" draw:fill-image-width="0cm" draw:fill-image-height="0cm" draw:textarea-horizontal-align="justify" draw:textarea-vertical-align="middle" draw:auto-grow-height="false"/>
    </style:style>
    <style:style style:name="gr5" style:family="graphic" style:parent-style-name="standard">
      <style:graphic-properties draw:fill-color="#ffffff" draw:fill-image-width="0cm" draw:fill-image-height="0cm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955cm" svg:height="2.921cm" svg:x="0.365cm" svg:y="0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113cm" svg:height="0.725cm" svg:x="1.104cm" svg:y="0.5cm">
          <draw:text-box>
            <text:p><text:span text:style-name="T1">SNMPv3 Message</text:span></text:p>
          </draw:text-box>
        </draw:frame>
        <draw:custom-shape draw:style-name="gr3" draw:text-style-name="P3" draw:layer="layout" svg:width="1.727cm" svg:height="2.032cm" svg:x="0.47cm" svg:y="1.235cm">
          <text:p text:style-name="P1"><text:span text:style-name="T2">SNMP</text:span></text:p>
          <text:p text:style-name="P1"><text:span text:style-name="T2">Versio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.29cm" svg:height="2.032cm" svg:x="2.305cm" svg:y="1.235cm">
          <text:p text:style-name="P1"><text:span text:style-name="T3">`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651cm" svg:height="1.016cm" svg:x="2.405cm" svg:y="1.97cm">
          <text:p text:style-name="P1"><text:span text:style-name="T3">msgID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651cm" svg:height="1.016cm" svg:x="4.21cm" svg:y="1.97cm">
          <text:p text:style-name="P1"><text:span text:style-name="T3">Max</text:span></text:p>
          <text:p text:style-name="P1"><text:span text:style-name="T3">Siz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651cm" svg:height="1.016cm" svg:x="6.015cm" svg:y="1.97cm">
          <text:p text:style-name="P1"><text:span text:style-name="T3">Flags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.729cm" svg:height="0.683cm" svg:x="2.245cm" svg:y="1.235cm">
          <draw:text-box>
            <text:p><text:span text:style-name="T2">Header data</text:span></text:p>
          </draw:text-box>
        </draw:frame>
        <draw:custom-shape draw:style-name="gr4" draw:text-style-name="P4" draw:layer="layout" svg:width="1.651cm" svg:height="1.016cm" svg:x="7.816cm" svg:y="1.97cm">
          <text:p text:style-name="P1"><text:span text:style-name="T3">Security</text:span></text:p>
          <text:p text:style-name="P1"><text:span text:style-name="T3">Mode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175cm" svg:height="2.032cm" svg:x="9.725cm" svg:y="1.243cm">
          <text:p text:style-name="P1"><text:span text:style-name="T2">Security </text:span></text:p>
          <text:p text:style-name="P1"><text:span text:style-name="T2">Parameters</text:span></text:p>
          <text:p text:style-name="P1"><text:span text:style-name="T2">(Model Specific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8.103cm" svg:height="2.032cm" svg:x="13.035cm" svg:y="1.2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159cm" svg:height="1.016cm" svg:x="13.154cm" svg:y="1.97cm">
          <text:p text:style-name="P1"><text:span text:style-name="T3">Context</text:span></text:p>
          <text:p text:style-name="P1"><text:span text:style-name="T3">EngineID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159cm" svg:height="1.016cm" svg:x="15.455cm" svg:y="1.97cm">
          <text:p text:style-name="P1"><text:span text:style-name="T3">Context</text:span></text:p>
          <text:p text:style-name="P1"><text:span text:style-name="T3">Nam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2cm" svg:height="1.016cm" svg:x="17.755cm" svg:y="1.97cm">
          <text:p text:style-name="P1"><text:span text:style-name="T3">PDU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5" draw:layer="layout" svg:width="3.741cm" svg:height="0.683cm" svg:x="12.946cm" svg:y="1.236cm">
          <draw:text-box>
            <text:p><text:span text:style-name="T2">Scoped PDU dat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iarhei Kuryla</meta:initial-creator>
    <meta:creation-date>2010-01-28T14:20:32</meta:creation-date>
    <dc:date>2010-01-28T15:25:13</dc:date>
    <dc:creator>Siarhei Kuryla</dc:creator>
    <meta:editing-duration>PT00H31M17S</meta:editing-duration>
    <meta:editing-cycles>37</meta:editing-cycles>
    <meta:generator>OpenOffice.org/3.1$Linux OpenOffice.org_project/310m19$Build-9420</meta:generator>
    <meta:document-statistic meta:object-count="15"/>
  </office:meta>
</office:document-meta>
</file>